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rtoon Blocks Christmas" svg:font-family="'Cartoon Blocks Christmas'" style:font-pitch="variable"/>
    <style:font-face style:name="Estave" svg:font-family="Estave" style:font-pitch="variable"/>
    <style:font-face style:name="FROZEN ICE" svg:font-family="'FROZEN ICE'" style:font-pitch="variable"/>
    <style:font-face style:name="Ice Age Movie Font" svg:font-family="'Ice Age Movie Font'" style:font-pitch="variable"/>
    <style:font-face style:name="Ice Caps" svg:font-family="'Ice Caps'" style:font-pitch="variable"/>
    <style:font-face style:name="snowkybrush" svg:font-family="snowkybr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dcff" style:font-name="snowkybrush" fo:font-size="40pt" officeooo:paragraph-rsid="0017188b" style:font-size-asian="40pt" style:font-size-complex="40pt"/>
    </style:style>
    <style:style style:name="P2" style:family="paragraph" style:parent-style-name="Standard">
      <style:text-properties fo:color="#00dcff" style:font-name="Cartoon Blocks Christmas" fo:font-size="40pt" officeooo:paragraph-rsid="0017188b" style:font-size-asian="40pt" style:font-size-complex="40pt"/>
    </style:style>
    <style:style style:name="P3" style:family="paragraph" style:parent-style-name="Standard">
      <style:text-properties fo:color="#00dcff" officeooo:paragraph-rsid="0017188b"/>
    </style:style>
    <style:style style:name="P4" style:family="paragraph" style:parent-style-name="Standard">
      <style:text-properties fo:color="#00dcff" style:font-name="FROZEN ICE" fo:font-size="40pt" officeooo:paragraph-rsid="0018ccda" style:font-size-asian="40pt" style:font-size-complex="40pt"/>
    </style:style>
    <style:style style:name="P5" style:family="paragraph" style:parent-style-name="Standard">
      <style:text-properties fo:color="#00dcff" style:font-name="Ice Age Movie Font" fo:font-size="40pt" officeooo:paragraph-rsid="0018ccda" style:font-size-asian="40pt" style:font-size-complex="40pt"/>
    </style:style>
    <style:style style:name="P6" style:family="paragraph" style:parent-style-name="Standard">
      <style:text-properties fo:color="#00dcff" style:font-name="Ice Caps" fo:font-size="40pt" officeooo:paragraph-rsid="0018ccda" style:font-size-asian="40pt" style:font-size-complex="40pt"/>
    </style:style>
    <style:style style:name="T1" style:family="text">
      <style:text-properties officeooo:rsid="0017188b"/>
    </style:style>
    <style:style style:name="T2" style:family="text">
      <style:text-properties fo:font-size="40pt" style:font-size-asian="35pt" style:font-size-complex="40pt"/>
    </style:style>
    <style:style style:name="T3" style:family="text">
      <style:text-properties fo:color="#00dcff" style:font-name="Cartoon Blocks Christmas" fo:font-size="40pt" officeooo:rsid="0017188b" style:font-size-asian="35pt" style:font-size-complex="40pt"/>
    </style:style>
    <style:style style:name="T4" style:family="text">
      <style:text-properties fo:color="#00dcff" style:font-name="Cartoon Blocks Christmas" officeooo:rsid="0017188b"/>
    </style:style>
    <style:style style:name="T5" style:family="text">
      <style:text-properties fo:color="#00dcff" officeooo:rsid="0017188b"/>
    </style:style>
    <style:style style:name="T6" style:family="text">
      <style:text-properties fo:color="#00dcff" style:font-name="Estave" fo:font-size="40pt" officeooo:rsid="0017188b" style:font-size-asian="40pt" style:font-size-complex="40pt"/>
    </style:style>
    <style:style style:name="T7" style:family="text">
      <style:text-properties style:font-name="Estave" fo:font-size="40pt" officeooo:rsid="0017188b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abcdefghijklmnopqrtsuvwxyz</text:span></text:p>
      <text:p text:style-name="P1"><text:span text:style-name="T1">abcdefghijklmnopqrtsuvwxyz</text:span></text:p>
      <text:p text:style-name="P2"><text:span text:style-name="T1">abcdefghijklmnopqrtsuvwxyz</text:span></text:p>
      <text:p text:style-name="P4"><text:span text:style-name="T1">abcdefghijklmnopqrtsuvwxyz</text:span></text:p>
      <text:p text:style-name="P5"><text:span text:style-name="T1">abcdefghijklmnopqrtsuvwxyz</text:span></text:p>
      <text:p text:style-name="P6"><text:span text:style-name="T1">abcdefghijklmnopqrtsuvwxyz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rtoon Blocks Christmas" svg:font-family="'Cartoon Blocks Christmas'" style:font-pitch="variable"/>
    <style:font-face style:name="Estave" svg:font-family="Estave" style:font-pitch="variable"/>
    <style:font-face style:name="FROZEN ICE" svg:font-family="'FROZEN ICE'" style:font-pitch="variable"/>
    <style:font-face style:name="Ice Age Movie Font" svg:font-family="'Ice Age Movie Font'" style:font-pitch="variable"/>
    <style:font-face style:name="Ice Caps" svg:font-family="'Ice Caps'" style:font-pitch="variable"/>
    <style:font-face style:name="snowkybrush" svg:font-family="snowkybr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19:57:41.268000000</meta:creation-date>
    <dc:date>2020-11-30T20:50:46.516000000</dc:date>
    <meta:editing-duration>PT2M27S</meta:editing-duration>
    <meta:editing-cycles>1</meta:editing-cycles>
    <meta:document-statistic meta:table-count="0" meta:image-count="0" meta:object-count="0" meta:page-count="1" meta:paragraph-count="6" meta:word-count="6" meta:character-count="156" meta:non-whitespace-character-count="156"/>
    <meta:generator>LibreOffice/6.3.4.2$Windows_X86_64 LibreOffice_project/60da17e045e08f1793c57c00ba83cdfce946d0aa</meta:generator>
  </office:meta>
</office:document-meta>
</file>